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21e8" officeooo:paragraph-rsid="001f21e8"/>
    </style:style>
    <style:style style:name="P2" style:family="paragraph" style:parent-style-name="Standard">
      <style:text-properties officeooo:rsid="001fe38e" officeooo:paragraph-rsid="001fe38e"/>
    </style:style>
    <style:style style:name="P3" style:family="paragraph" style:parent-style-name="Standard">
      <style:text-properties officeooo:rsid="001fe38e" officeooo:paragraph-rsid="00219c7f"/>
    </style:style>
    <style:style style:name="P4" style:family="paragraph" style:parent-style-name="Standard">
      <style:text-properties officeooo:rsid="001fe38e" officeooo:paragraph-rsid="0021c452"/>
    </style:style>
    <style:style style:name="P5" style:family="paragraph" style:parent-style-name="Standard">
      <style:text-properties officeooo:rsid="001fe38e" officeooo:paragraph-rsid="00249182"/>
    </style:style>
    <style:style style:name="P6" style:family="paragraph" style:parent-style-name="Standard">
      <style:text-properties officeooo:rsid="0020f0bb" officeooo:paragraph-rsid="0020f0bb"/>
    </style:style>
    <style:style style:name="P7" style:family="paragraph" style:parent-style-name="Standard">
      <style:text-properties officeooo:rsid="0021c452" officeooo:paragraph-rsid="0021c452"/>
    </style:style>
    <style:style style:name="P8" style:family="paragraph" style:parent-style-name="Standard">
      <style:text-properties officeooo:rsid="00231f22" officeooo:paragraph-rsid="00231f22"/>
    </style:style>
    <style:style style:name="P9" style:family="paragraph" style:parent-style-name="Standard">
      <style:text-properties fo:font-weight="normal" officeooo:rsid="0027cde0" officeooo:paragraph-rsid="0027cde0" style:font-weight-asian="normal" style:font-weight-complex="normal"/>
    </style:style>
    <style:style style:name="P10" style:family="paragraph" style:parent-style-name="Standard">
      <style:text-properties fo:font-weight="normal" officeooo:rsid="001fe38e" officeooo:paragraph-rsid="0029896f" style:font-weight-asian="normal" style:font-weight-complex="normal"/>
    </style:style>
    <style:style style:name="P11" style:family="paragraph" style:parent-style-name="Standard">
      <style:text-properties officeooo:rsid="00250a40" officeooo:paragraph-rsid="00250a40"/>
    </style:style>
    <style:style style:name="P12" style:family="paragraph" style:parent-style-name="Standard">
      <style:text-properties officeooo:rsid="002700e8" officeooo:paragraph-rsid="002700e8"/>
    </style:style>
    <style:style style:name="P13" style:family="paragraph" style:parent-style-name="Standard">
      <style:text-properties officeooo:rsid="0027cde0" officeooo:paragraph-rsid="0027cde0"/>
    </style:style>
    <style:style style:name="T1" style:family="text">
      <style:text-properties officeooo:rsid="001fe38e"/>
    </style:style>
    <style:style style:name="T2" style:family="text">
      <style:text-properties officeooo:rsid="00219c7f"/>
    </style:style>
    <style:style style:name="T3" style:family="text">
      <style:text-properties officeooo:rsid="0021c452"/>
    </style:style>
    <style:style style:name="T4" style:family="text">
      <style:text-properties officeooo:rsid="0023d20c"/>
    </style:style>
    <style:style style:name="T5" style:family="text">
      <style:text-properties officeooo:rsid="0024918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9896f"/>
    </style:style>
    <style:style style:name="T9" style:family="text">
      <style:text-properties officeooo:rsid="0029b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01C06A0<text:span text:style-name="T1">1</text:span> – Copyright x Creative Commons</text:p>
      <text:p text:style-name="P1"/>
      <text:p text:style-name="P1">Como pesquisar imagens livres de direitos autorais:</text:p>
      <text:p text:style-name="P1"><text:tab/>No google imagens:</text:p>
      <text:p text:style-name="P1"><text:tab/>imagens → ferramentas → direitos de uso → Marcado para reutilização com modificação ou Marcados para reutilização.</text:p>
      <text:p text:style-name="P2">Baixar o software GIMP, para manuseio de imagens para web.</text:p>
      <text:p text:style-name="P1"/>
      <text:p text:style-name="P2">M01C06A02 – Formatos de imagens</text:p>
      <text:p text:style-name="P6">JPG – compactação</text:p>
      <text:p text:style-name="P6">PNG – Permite transparência</text:p>
      <text:p text:style-name="P6"/>
      <text:p text:style-name="P3">M01C06A0<text:span text:style-name="T2">3</text:span> – <text:span text:style-name="T2">Tamanhos</text:span> de imagens</text:p>
      <text:p text:style-name="P7">Abrir as imagens no GIMP &gt; imagem &gt; Redimensionar imagem… &gt; <text:s/>escolher altura x largura / resolução (50.000 é uma ótima resolução) &gt; redimensionar</text:p>
      <text:p text:style-name="P7">arquivo &gt; exportar como… &gt; &lt;nome-resolução.formato&gt; &gt; exportar</text:p>
      <text:p text:style-name="P7">A importância de uma imagem de tamanho pequeno aparecerá principalmente quando a página tiver um volume expressivo de acesso.</text:p>
      <text:p text:style-name="P7"/>
      <text:p text:style-name="P4">M01C06A0<text:span text:style-name="T3">4 – A tag img e HTML5</text:span></text:p>
      <text:p text:style-name="P8">Salvar as imagens que utilizará na pasta do arquivo html.</text:p>
      <text:p text:style-name="P8">Na linha de comandos digite im<text:span text:style-name="T9">g</text:span>, e em seguida enter e a linha de comando &lt;img src="" alt=""&gt; aparecerá. Entre as aspas-duplas aperte ctr+espaço, e aparecerá a relação de arquivos na pasta <text:span text:style-name="T4">onde se encontra a página html.</text:span></text:p>
      <text:p text:style-name="P7"/>
      <text:p text:style-name="P5">M01C06A0<text:span text:style-name="T5">5</text:span><text:span text:style-name="T3"> – </text:span><text:span text:style-name="T5">Como mudar o “favicon” de um site</text:span></text:p>
      <text:p text:style-name="P11">Site de icones: <text:a xlink:type="simple" xlink:href="https://iconarchive.com/" text:style-name="Internet_20_link" text:visited-style-name="Visited_20_Internet_20_Link">https://iconarchive.com/</text:a></text:p>
      <text:p text:style-name="P12">Site para desenhar icones: <text:a xlink:type="simple" xlink:href="https://www.favicon.cc/" text:style-name="Internet_20_link" text:visited-style-name="Visited_20_Internet_20_Link">https://www.favicon.cc/</text:a> / <text:a xlink:type="simple" xlink:href="https://favicon.io/" text:style-name="Internet_20_link" text:visited-style-name="Visited_20_Internet_20_Link">https://favicon.io/</text:a></text:p>
      <text:p text:style-name="P13">Na área de configurações &lt;head&gt; digite <text:span text:style-name="T6">link</text:span><text:span text:style-name="T7">, na relação que aparecer selecione a </text:span><text:span text:style-name="T6">link:favicon</text:span></text:p>
      <text:p text:style-name="P9">Aparecerá o codigo &lt;link rel="shortcut icon" href="favicon.ico" type="image/x-icon"&gt; . Caso seu favicon não esteja com o nome <text:span text:style-name="T6">favicon.ico </text:span>(o que é recomendado), altere o conteudo entre aspas dupla em <text:span text:style-name="T6">href</text:span>, apertando ctrl+espaço, e relacionará os arquivos na pasta do arquivo html para que você selecione.</text:p>
      <text:p text:style-name="P9"/>
      <text:p text:style-name="P10">M01C0<text:span text:style-name="T8">7</text:span>A0<text:span text:style-name="T8">1 – Hierarquia de títulos</text:span></text:p>
      <text:p text:style-name="P10"/>
      <text:p text:style-name="P12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15:51:16.464000000</meta:creation-date>
    <dc:date>2022-02-24T06:05:41.435000000</dc:date>
    <meta:editing-duration>P1DT17H51M4S</meta:editing-duration>
    <meta:editing-cycles>10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21" meta:word-count="242" meta:character-count="1613" meta:non-whitespace-character-count="1381"/>
  </office:meta>
</office:document-meta>
</file>